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herit" svg:font-family="Inherit"/>
    <style:font-face style:name="Mangal1" svg:font-family="Mangal"/>
    <style:font-face style:name="Times New Roman" svg:font-family="'Times New Roman'"/>
    <style:font-face style:name="Verdana" svg:font-family="Verdana"/>
    <style:font-face style:name="apple-system" svg:font-family="apple-system, BlinkMacSystemFont, 'Segoe UI Adjusted', 'Segoe UI', 'Liberation Sans', sans-serif"/>
    <style:font-face style:name="inherit" svg:font-family="inherit"/>
    <style:font-face style:name="var ff-mono" svg:font-family="'var ff-mono'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9.673cm" style:rel-width="55%" table:align="left"/>
    </style:style>
    <style:style style:name="Tabela1.A" style:family="table-column">
      <style:table-column-properties style:column-width="4.895cm" style:rel-column-width="18236*"/>
    </style:style>
    <style:style style:name="Tabela1.B" style:family="table-column">
      <style:table-column-properties style:column-width="4.778cm" style:rel-column-width="17804*"/>
    </style:style>
    <style:style style:name="Tabela1.A1" style:family="table-cell">
      <style:table-cell-properties style:vertical-align="middle" fo:background-color="#ebebeb" fo:padding="0.049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cm" loext:contextual-spacing="false"/>
      <style:text-properties officeooo:paragraph-rsid="001a0aaa"/>
    </style:style>
    <style:style style:name="P2" style:family="paragraph" style:parent-style-name="Text_20_body">
      <style:paragraph-properties fo:margin-top="0cm" fo:margin-bottom="0cm" loext:contextual-spacing="false"/>
      <style:text-properties officeooo:paragraph-rsid="000afb53"/>
    </style:style>
    <style:style style:name="P3" style:family="paragraph" style:parent-style-name="Text_20_body">
      <style:paragraph-properties fo:margin-top="0cm" fo:margin-bottom="0cm" loext:contextual-spacing="false"/>
      <style:text-properties officeooo:paragraph-rsid="000303bb"/>
    </style:style>
    <style:style style:name="P4" style:family="paragraph" style:parent-style-name="Text_20_body">
      <style:paragraph-properties fo:margin-top="0cm" fo:margin-bottom="0cm" loext:contextual-spacing="false"/>
      <style:text-properties officeooo:paragraph-rsid="0003a387"/>
    </style:style>
    <style:style style:name="P5" style:family="paragraph" style:parent-style-name="Heading_20_3">
      <style:paragraph-properties fo:line-height="100%"/>
    </style:style>
    <style:style style:name="P6" style:family="paragraph" style:parent-style-name="Text_20_body">
      <style:paragraph-properties fo:line-height="100%"/>
    </style:style>
    <style:style style:name="P7" style:family="paragraph" style:parent-style-name="Text_20_body">
      <style:paragraph-properties fo:line-height="100%"/>
      <style:text-properties officeooo:paragraph-rsid="0004ca7c"/>
    </style:style>
    <style:style style:name="P8" style:family="paragraph" style:parent-style-name="Text_20_body">
      <style:paragraph-properties fo:break-before="page"/>
      <style:text-properties officeooo:paragraph-rsid="001a0aaa"/>
    </style:style>
    <style:style style:name="P9" style:family="paragraph" style:parent-style-name="Text_20_body" style:master-page-name="">
      <loext:graphic-properties draw:fill="none"/>
      <style:paragraph-properties fo:margin-left="0cm" fo:margin-right="-0.7cm" fo:margin-top="0cm" fo:margin-bottom="0cm" loext:contextual-spacing="false" fo:line-height="120%" fo:text-indent="0cm" style:auto-text-indent="false" style:page-number="auto" fo:background-color="transparent"/>
      <style:text-properties officeooo:paragraph-rsid="00011eaf"/>
    </style:style>
    <style:style style:name="P10" style:family="paragraph" style:parent-style-name="Text_20_body">
      <loext:graphic-properties draw:fill="none"/>
      <style:paragraph-properties fo:margin-left="0cm" fo:margin-right="-0.7cm" fo:margin-top="0cm" fo:margin-bottom="0cm" loext:contextual-spacing="false" fo:line-height="120%" fo:text-indent="0cm" style:auto-text-indent="false" fo:background-color="transparent"/>
      <style:text-properties officeooo:paragraph-rsid="00011eaf"/>
    </style:style>
    <style:style style:name="P11" style:family="paragraph" style:parent-style-name="Text_20_body" style:list-style-name="L2">
      <style:text-properties officeooo:paragraph-rsid="00011eaf"/>
    </style:style>
    <style:style style:name="P12" style:family="paragraph" style:parent-style-name="Text_20_body" style:list-style-name="L2">
      <style:text-properties officeooo:paragraph-rsid="0004ca7c"/>
    </style:style>
    <style:style style:name="P13" style:family="paragraph" style:parent-style-name="Text_20_body" style:list-style-name="L2">
      <style:text-properties officeooo:paragraph-rsid="000303bb"/>
    </style:style>
    <style:style style:name="P14" style:family="paragraph" style:parent-style-name="Text_20_body" style:list-style-name="L2">
      <style:text-properties officeooo:paragraph-rsid="001a0aaa"/>
    </style:style>
    <style:style style:name="P15" style:family="paragraph" style:parent-style-name="Text_20_body" style:list-style-name="L3">
      <style:text-properties officeooo:paragraph-rsid="001271b3"/>
    </style:style>
    <style:style style:name="P16" style:family="paragraph" style:parent-style-name="Text_20_body" style:list-style-name="L3">
      <style:text-properties officeooo:paragraph-rsid="00167320"/>
    </style:style>
    <style:style style:name="P17" style:family="paragraph" style:parent-style-name="Text_20_body" style:list-style-name="L3">
      <style:text-properties officeooo:paragraph-rsid="001a0aaa"/>
    </style:style>
    <style:style style:name="P18" style:family="paragraph" style:parent-style-name="Text_20_body">
      <style:text-properties officeooo:paragraph-rsid="001a0aaa"/>
    </style:style>
    <style:style style:name="P19" style:family="paragraph" style:parent-style-name="Text_20_body">
      <style:paragraph-properties fo:line-height="100%"/>
      <style:text-properties officeooo:paragraph-rsid="0004ca7c"/>
    </style:style>
    <style:style style:name="P20" style:family="paragraph" style:parent-style-name="Text_20_body" style:list-style-name="L1">
      <style:paragraph-properties fo:margin-top="0cm" fo:margin-bottom="0cm" loext:contextual-spacing="false"/>
      <style:text-properties officeooo:paragraph-rsid="00011eaf"/>
    </style:style>
    <style:style style:name="P21" style:family="paragraph" style:parent-style-name="Text_20_body" style:list-style-name="L1">
      <style:paragraph-properties fo:margin-top="0cm" fo:margin-bottom="0cm" loext:contextual-spacing="false"/>
      <style:text-properties officeooo:paragraph-rsid="001a0aaa"/>
    </style:style>
    <style:style style:name="P22" style:family="paragraph" style:parent-style-name="Text_20_body">
      <style:paragraph-properties fo:margin-top="0cm" fo:margin-bottom="0cm" loext:contextual-spacing="false"/>
      <style:text-properties officeooo:paragraph-rsid="000afb53"/>
    </style:style>
    <style:style style:name="P23" style:family="paragraph" style:parent-style-name="Text_20_body" style:list-style-name="L3">
      <style:paragraph-properties fo:margin-top="0cm" fo:margin-bottom="0cm" loext:contextual-spacing="false"/>
      <style:text-properties officeooo:paragraph-rsid="001e3cbc"/>
    </style:style>
    <style:style style:name="P24" style:family="paragraph" style:parent-style-name="Text_20_body" style:list-style-name="L1" style:master-page-name="">
      <loext:graphic-properties draw:fill="none"/>
      <style:paragraph-properties fo:margin-left="1.9cm" fo:margin-right="-0.6cm" fo:margin-top="0cm" fo:margin-bottom="0cm" loext:contextual-spacing="false" fo:line-height="120%" fo:text-indent="-0.6cm" style:auto-text-indent="false" style:page-number="auto" fo:background-color="transparent"/>
      <style:text-properties officeooo:paragraph-rsid="00011eaf"/>
    </style:style>
    <style:style style:name="P25" style:family="paragraph" style:parent-style-name="Text_20_body" style:list-style-name="L1" style:master-page-name="">
      <loext:graphic-properties draw:fill="none"/>
      <style:paragraph-properties fo:margin-left="1.9cm" fo:margin-right="-0.4cm" fo:margin-top="0cm" fo:margin-bottom="0cm" loext:contextual-spacing="false" fo:line-height="120%" fo:text-indent="-0.6cm" style:auto-text-indent="false" style:page-number="auto" fo:background-color="transparent"/>
      <style:text-properties officeooo:paragraph-rsid="00033905"/>
    </style:style>
    <style:style style:name="P26" style:family="paragraph" style:parent-style-name="Text_20_body" style:list-style-name="L2" style:master-page-name="">
      <loext:graphic-properties draw:fill="none"/>
      <style:paragraph-properties fo:margin-left="1.3cm" fo:margin-right="-0.4cm" fo:margin-top="0cm" fo:margin-bottom="0.247cm" loext:contextual-spacing="false" fo:line-height="120%" fo:text-indent="-0.6cm" style:auto-text-indent="false" style:page-number="auto" fo:background-color="transparent"/>
      <style:text-properties officeooo:paragraph-rsid="000c2b5d"/>
    </style:style>
    <style:style style:name="P27" style:family="paragraph" style:parent-style-name="Text_20_body" style:list-style-name="L2" style:master-page-name="">
      <loext:graphic-properties draw:fill="none"/>
      <style:paragraph-properties fo:margin-left="1.3cm" fo:margin-right="-1.101cm" fo:margin-top="0cm" fo:margin-bottom="0.247cm" loext:contextual-spacing="false" fo:line-height="120%" fo:text-indent="-0.6cm" style:auto-text-indent="false" style:page-number="auto" fo:background-color="transparent"/>
      <style:text-properties officeooo:paragraph-rsid="000c2b5d"/>
    </style:style>
    <style:style style:name="P28" style:family="paragraph" style:parent-style-name="Text_20_body" style:list-style-name="L3">
      <style:paragraph-properties fo:margin-top="0cm" fo:margin-bottom="0.146cm" loext:contextual-spacing="false"/>
      <style:text-properties officeooo:paragraph-rsid="001271b3"/>
    </style:style>
    <style:style style:name="P29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P30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1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Verdana" fo:font-size="12pt" fo:letter-spacing="normal" fo:font-style="normal" fo:font-weight="bold" style:font-size-asian="12pt" style:font-size-complex="12pt"/>
    </style:style>
    <style:style style:name="P32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P33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ff0000" style:font-name="Verdana" fo:font-size="12pt" fo:letter-spacing="normal" fo:font-style="normal" fo:font-weight="bold" style:font-size-asian="12pt" style:font-size-complex="12pt"/>
    </style:style>
    <style:style style:name="P34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ff" style:font-name="Verdana" fo:font-size="12pt" fo:letter-spacing="normal" fo:font-style="normal" fo:font-weight="bold" style:font-size-asian="12pt" style:font-size-complex="12pt"/>
    </style:style>
    <style:style style:name="P35" style:family="paragraph" style:parent-style-name="Table_20_Contents">
      <style:paragraph-properties fo:line-height="100%"/>
      <style:text-properties style:font-name="Verdana" fo:font-size="12pt" fo:font-weight="bold" style:font-size-asian="12pt" style:font-size-complex="12pt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fo:font-size="12pt" style:font-size-asian="12pt" style:font-size-complex="12pt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1">
      <style:paragraph-properties fo:margin-top="0cm" fo:margin-bottom="0cm" loext:contextual-spacing="false" fo:text-align="center" style:justify-single-word="false"/>
      <style:text-properties officeooo:paragraph-rsid="001b5d2d"/>
    </style:style>
    <style:style style:name="P39" style:family="paragraph" style:parent-style-name="Heading_20_2">
      <style:paragraph-properties fo:text-align="center" style:justify-single-word="false"/>
    </style:style>
    <style:style style:name="T1" style:family="text">
      <style:text-properties fo:color="#000000"/>
    </style:style>
    <style:style style:name="T2" style:family="text">
      <style:text-properties fo:color="#000000" fo:font-size="14pt" fo:language="pt" fo:country="BR" fo:font-style="normal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color="#000000" style:font-name="Mono" fo:font-size="13pt" fo:language="pt" fo:country="BR" fo:font-style="normal" fo:font-weight="bold" officeooo:rsid="00167320" style:font-size-asian="13pt" style:font-style-asian="normal" style:font-weight-asian="bold" style:font-size-complex="13pt" style:font-style-complex="normal" style:font-weight-complex="bold"/>
    </style:style>
    <style:style style:name="T4" style:family="text">
      <style:text-properties fo:color="#000000" style:font-name="Mono" fo:font-size="13pt" fo:language="pt" fo:country="BR" fo:font-style="normal" fo:font-weight="normal" officeooo:rsid="00167320" style:font-size-asian="13pt" style:font-style-asian="normal" style:font-weight-asian="normal" style:font-size-complex="13pt" style:font-style-complex="normal" style:font-weight-complex="normal"/>
    </style:style>
    <style:style style:name="T5" style:family="text">
      <style:text-properties fo:color="#000000" style:font-name="Liberation Serif" fo:font-size="13pt" fo:language="pt" fo:country="BR" fo:font-style="normal" fo:font-weight="bold" officeooo:rsid="0004ca7c" style:font-size-asian="13pt" style:font-style-asian="normal" style:font-weight-asian="bold" style:font-size-complex="13pt" style:font-style-complex="normal" style:font-weight-complex="bold"/>
    </style:style>
    <style:style style:name="T6" style:family="text">
      <style:text-properties fo:color="#000000" style:font-name="Liberation Serif" fo:font-size="13pt" fo:language="pt" fo:country="BR" fo:font-style="normal" fo:font-weight="bold" officeooo:rsid="00100729" style:font-size-asian="13pt" style:font-style-asian="normal" style:font-weight-asian="bold" style:font-size-complex="13pt" style:font-style-complex="normal" style:font-weight-complex="bold"/>
    </style:style>
    <style:style style:name="T7" style:family="text">
      <style:text-properties fo:color="#000000" style:font-name="Liberation Serif" fo:font-size="13pt" fo:language="pt" fo:country="BR" fo:font-style="normal" fo:font-weight="normal" officeooo:rsid="00100729" style:font-size-asian="13pt" style:font-style-asian="normal" style:font-weight-asian="normal" style:font-size-complex="13pt" style:font-style-complex="normal" style:font-weight-complex="normal"/>
    </style:style>
    <style:style style:name="T8" style:family="text">
      <style:text-properties fo:color="#000000" style:font-name="Liberation Serif" fo:font-size="13pt" fo:language="pt" fo:country="BR" fo:font-style="normal" fo:font-weight="normal" officeooo:rsid="0003a387" style:font-size-asian="13pt" style:font-style-asian="normal" style:font-weight-asian="normal" style:font-size-complex="13pt" style:font-style-complex="normal" style:font-weight-complex="normal"/>
    </style:style>
    <style:style style:name="T9" style:family="text">
      <style:text-properties fo:color="#000000" style:font-name="Liberation Serif" fo:font-size="13pt" fo:language="pt" fo:country="BR" fo:font-style="normal" style:text-underline-style="solid" style:text-underline-width="auto" style:text-underline-color="font-color" fo:font-weight="normal" officeooo:rsid="0003a387" style:font-size-asian="13pt" style:font-style-asian="normal" style:font-weight-asian="normal" style:font-size-complex="13pt" style:font-style-complex="normal" style:font-weight-complex="normal"/>
    </style:style>
    <style:style style:name="T10" style:family="text">
      <style:text-properties fo:color="#000000" fo:font-size="13pt" fo:language="pt" fo:country="BR" fo:font-style="normal" fo:font-weight="normal" officeooo:rsid="003694f5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fo:color="#000000" fo:font-size="13pt" fo:language="pt" fo:country="BR" fo:font-style="normal" fo:font-weight="normal" officeooo:rsid="0006c56a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fo:color="#000000" fo:font-size="13pt" fo:language="pt" fo:country="BR" fo:font-style="normal" fo:font-weight="normal" officeooo:rsid="0034fdb5" style:font-size-asian="13pt" style:font-style-asian="normal" style:font-weight-asian="normal" style:font-size-complex="13pt" style:font-style-complex="normal" style:font-weight-complex="normal"/>
    </style:style>
    <style:style style:name="T13" style:family="text">
      <style:text-properties fo:color="#000000" fo:font-size="13pt" fo:language="pt" fo:country="BR" fo:font-style="normal" fo:font-weight="normal" officeooo:rsid="003606c8" style:font-size-asian="13pt" style:font-style-asian="normal" style:font-weight-asian="normal" style:font-size-complex="13pt" style:font-style-complex="normal" style:font-weight-complex="normal"/>
    </style:style>
    <style:style style:name="T14" style:family="text">
      <style:text-properties fo:color="#000000" fo:font-size="13pt" fo:language="pt" fo:country="BR" fo:font-style="normal" fo:font-weight="normal" officeooo:rsid="000303bb" style:font-size-asian="13pt" style:font-style-asian="normal" style:font-weight-asian="normal" style:font-size-complex="13pt" style:font-style-complex="normal" style:font-weight-complex="normal"/>
    </style:style>
    <style:style style:name="T15" style:family="text">
      <style:text-properties fo:color="#000000" fo:font-size="13pt" fo:language="pt" fo:country="BR" fo:font-style="normal" fo:font-weight="normal" officeooo:rsid="000afb53" style:font-size-asian="13pt" style:font-style-asian="normal" style:font-weight-asian="normal" style:font-size-complex="13pt" style:font-style-complex="normal" style:font-weight-complex="normal"/>
    </style:style>
    <style:style style:name="T16" style:family="text">
      <style:text-properties fo:color="#000000" fo:font-size="13pt" fo:language="pt" fo:country="BR" fo:font-style="normal" fo:font-weight="normal" officeooo:rsid="003408a2" style:font-size-asian="13pt" style:font-style-asian="normal" style:font-weight-asian="normal" style:font-size-complex="13pt" style:font-style-complex="normal" style:font-weight-complex="normal"/>
    </style:style>
    <style:style style:name="T17" style:family="text">
      <style:text-properties fo:color="#000000" fo:font-size="13pt" fo:language="pt" fo:country="BR" fo:font-style="normal" fo:font-weight="normal" officeooo:rsid="0032a24d" style:font-size-asian="13pt" style:font-style-asian="normal" style:font-weight-asian="normal" style:font-size-complex="13pt" style:font-style-complex="normal" style:font-weight-complex="normal"/>
    </style:style>
    <style:style style:name="T18" style:family="text">
      <style:text-properties fo:color="#000000" fo:font-size="13pt" fo:language="pt" fo:country="BR" fo:font-style="normal" fo:font-weight="normal" officeooo:rsid="0003a387" style:font-size-asian="13pt" style:font-style-asian="normal" style:font-weight-asian="normal" style:font-size-complex="13pt" style:font-style-complex="normal" style:font-weight-complex="normal"/>
    </style:style>
    <style:style style:name="T19" style:family="text">
      <style:text-properties fo:color="#000000" fo:font-size="13pt" fo:language="pt" fo:country="BR" fo:font-style="normal" fo:font-weight="normal" officeooo:rsid="000c2b5d" style:font-size-asian="13pt" style:font-style-asian="normal" style:font-weight-asian="normal" style:font-size-complex="13pt" style:font-style-complex="normal" style:font-weight-complex="normal"/>
    </style:style>
    <style:style style:name="T20" style:family="text">
      <style:text-properties fo:color="#000000" fo:font-size="13pt" fo:language="pt" fo:country="BR" fo:font-style="normal" fo:font-weight="normal" officeooo:rsid="00033905" style:font-size-asian="13pt" style:font-style-asian="normal" style:font-weight-asian="normal" style:font-size-complex="13pt" style:font-style-complex="normal" style:font-weight-complex="normal"/>
    </style:style>
    <style:style style:name="T21" style:family="text">
      <style:text-properties fo:color="#000000" fo:font-size="13pt" fo:language="pt" fo:country="BR" fo:font-style="normal" fo:font-weight="normal" officeooo:rsid="0004ca7c" style:font-size-asian="13pt" style:font-style-asian="normal" style:font-weight-asian="normal" style:font-size-complex="13pt" style:font-style-complex="normal" style:font-weight-complex="normal"/>
    </style:style>
    <style:style style:name="T22" style:family="text">
      <style:text-properties fo:color="#000000" fo:font-size="13pt" fo:language="pt" fo:country="BR" fo:font-style="normal" fo:font-weight="normal" officeooo:rsid="00160ece" style:font-size-asian="13pt" style:font-style-asian="normal" style:font-weight-asian="normal" style:font-size-complex="13pt" style:font-style-complex="normal" style:font-weight-complex="normal"/>
    </style:style>
    <style:style style:name="T23" style:family="text">
      <style:text-properties fo:color="#000000" fo:font-size="13pt" fo:language="pt" fo:country="BR" fo:font-style="normal" fo:font-weight="normal" officeooo:rsid="00167320" style:font-size-asian="13pt" style:font-style-asian="normal" style:font-weight-asian="normal" style:font-size-complex="13pt" style:font-style-complex="normal" style:font-weight-complex="normal"/>
    </style:style>
    <style:style style:name="T24" style:family="text">
      <style:text-properties fo:color="#000000" fo:font-size="13pt" fo:language="pt" fo:country="BR" fo:font-style="normal" fo:font-weight="normal" officeooo:rsid="0010de4f" style:font-size-asian="13pt" style:font-style-asian="normal" style:font-weight-asian="normal" style:font-size-complex="13pt" style:font-style-complex="normal" style:font-weight-complex="normal"/>
    </style:style>
    <style:style style:name="T25" style:family="text">
      <style:text-properties fo:color="#000000" fo:font-size="13pt" fo:language="pt" fo:country="BR" fo:font-style="normal" fo:font-weight="normal" officeooo:rsid="001cc91b" style:font-size-asian="13pt" style:font-style-asian="normal" style:font-weight-asian="normal" style:font-size-complex="13pt" style:font-style-complex="normal" style:font-weight-complex="normal"/>
    </style:style>
    <style:style style:name="T26" style:family="text">
      <style:text-properties fo:color="#000000" fo:font-size="13pt" fo:language="pt" fo:country="BR" fo:font-style="normal" fo:font-weight="normal" officeooo:rsid="001e3cbc" style:font-size-asian="13pt" style:font-style-asian="normal" style:font-weight-asian="normal" style:font-size-complex="13pt" style:font-style-complex="normal" style:font-weight-complex="normal"/>
    </style:style>
    <style:style style:name="T27" style:family="text">
      <style:text-properties fo:color="#000000" fo:font-size="13pt" fo:language="pt" fo:country="BR" fo:font-style="normal" style:text-underline-style="none" fo:font-weight="normal" officeooo:rsid="003694f5" style:font-size-asian="13pt" style:font-style-asian="normal" style:font-weight-asian="normal" style:font-size-complex="13pt" style:font-style-complex="normal" style:font-weight-complex="normal"/>
    </style:style>
    <style:style style:name="T28" style:family="text">
      <style:text-properties fo:color="#000000" fo:font-size="13pt" fo:language="pt" fo:country="BR" fo:font-style="normal" style:text-underline-style="none" fo:font-weight="normal" officeooo:rsid="000afb53" style:font-size-asian="13pt" style:font-style-asian="normal" style:font-weight-asian="normal" style:font-size-complex="13pt" style:font-style-complex="normal" style:font-weight-complex="normal"/>
    </style:style>
    <style:style style:name="T29" style:family="text">
      <style:text-properties fo:color="#000000" fo:font-size="13pt" fo:language="pt" fo:country="BR" fo:font-style="normal" style:text-underline-style="none" fo:font-weight="normal" officeooo:rsid="0006c56a" style:font-size-asian="13pt" style:font-style-asian="normal" style:font-weight-asian="normal" style:font-size-complex="13pt" style:font-style-complex="normal" style:font-weight-complex="normal"/>
    </style:style>
    <style:style style:name="T30" style:family="text">
      <style:text-properties fo:color="#000000" fo:font-size="13pt" fo:language="pt" fo:country="BR" fo:font-style="normal" style:text-underline-style="none" fo:font-weight="normal" officeooo:rsid="0032a24d" style:font-size-asian="13pt" style:font-style-asian="normal" style:font-weight-asian="normal" style:font-size-complex="13pt" style:font-style-complex="normal" style:font-weight-complex="normal"/>
    </style:style>
    <style:style style:name="T31" style:family="text">
      <style:text-properties fo:color="#000000" fo:font-size="13pt" fo:language="pt" fo:country="BR" fo:font-style="normal" style:text-underline-style="none" fo:font-weight="normal" officeooo:rsid="003606c8" style:font-size-asian="13pt" style:font-style-asian="normal" style:font-weight-asian="normal" style:font-size-complex="13pt" style:font-style-complex="normal" style:font-weight-complex="normal"/>
    </style:style>
    <style:style style:name="T32" style:family="text">
      <style:text-properties fo:color="#000000" fo:font-size="13pt" fo:language="pt" fo:country="BR" fo:font-style="normal" style:text-underline-style="none" fo:font-weight="normal" officeooo:rsid="003408a2" style:font-size-asian="13pt" style:font-style-asian="normal" style:font-weight-asian="normal" style:font-size-complex="13pt" style:font-style-complex="normal" style:font-weight-complex="normal"/>
    </style:style>
    <style:style style:name="T33" style:family="text">
      <style:text-properties fo:color="#000000" fo:font-size="13pt" fo:language="pt" fo:country="BR" fo:font-style="normal" style:text-underline-style="none" fo:font-weight="normal" officeooo:rsid="0003a387" style:font-size-asian="13pt" style:font-style-asian="normal" style:font-weight-asian="normal" style:font-size-complex="13pt" style:font-style-complex="normal" style:font-weight-complex="normal"/>
    </style:style>
    <style:style style:name="T34" style:family="text">
      <style:text-properties fo:color="#000000" fo:font-size="13pt" fo:language="pt" fo:country="BR" fo:font-style="normal" style:text-underline-style="none" fo:font-weight="normal" officeooo:rsid="0037b8fa" style:font-size-asian="13pt" style:font-style-asian="normal" style:font-weight-asian="normal" style:font-size-complex="13pt" style:font-style-complex="normal" style:font-weight-complex="normal"/>
    </style:style>
    <style:style style:name="T35" style:family="text">
      <style:text-properties fo:color="#000000" fo:font-size="13pt" fo:language="pt" fo:country="BR" fo:font-style="normal" style:text-underline-style="none" fo:font-weight="normal" officeooo:rsid="00033905" style:font-size-asian="13pt" style:font-style-asian="normal" style:font-weight-asian="normal" style:font-size-complex="13pt" style:font-style-complex="normal" style:font-weight-complex="normal"/>
    </style:style>
    <style:style style:name="T36" style:family="text">
      <style:text-properties fo:color="#000000" fo:font-size="13pt" fo:language="pt" fo:country="BR" fo:font-style="normal" style:text-underline-style="none" fo:font-weight="normal" officeooo:rsid="000c2b5d" style:font-size-asian="13pt" style:font-style-asian="normal" style:font-weight-asian="normal" style:font-size-complex="13pt" style:font-style-complex="normal" style:font-weight-complex="normal"/>
    </style:style>
    <style:style style:name="T37" style:family="text">
      <style:text-properties fo:color="#000000" fo:font-size="13pt" fo:language="pt" fo:country="BR" fo:font-style="normal" style:text-underline-style="none" fo:font-weight="bold" officeooo:rsid="003606c8" style:font-size-asian="13pt" style:font-style-asian="normal" style:font-weight-asian="bold" style:font-size-complex="13pt" style:font-style-complex="normal" style:font-weight-complex="bold"/>
    </style:style>
    <style:style style:name="T38" style:family="text">
      <style:text-properties fo:color="#000000" fo:font-size="13pt" fo:language="pt" fo:country="BR" fo:font-style="normal" style:text-underline-style="solid" style:text-underline-width="auto" style:text-underline-color="font-color" fo:font-weight="normal" officeooo:rsid="003694f5" style:font-size-asian="13pt" style:font-style-asian="normal" style:font-weight-asian="normal" style:font-size-complex="13pt" style:font-style-complex="normal" style:font-weight-complex="normal"/>
    </style:style>
    <style:style style:name="T39" style:family="text">
      <style:text-properties fo:color="#000000" fo:font-size="13pt" fo:language="pt" fo:country="BR" fo:font-style="normal" style:text-underline-style="solid" style:text-underline-width="auto" style:text-underline-color="font-color" fo:font-weight="normal" officeooo:rsid="003606c8" style:font-size-asian="13pt" style:font-style-asian="normal" style:font-weight-asian="normal" style:font-size-complex="13pt" style:font-style-complex="normal" style:font-weight-complex="normal"/>
    </style:style>
    <style:style style:name="T40" style:family="text">
      <style:text-properties fo:color="#000000" fo:font-size="13pt" fo:language="pt" fo:country="BR" fo:font-style="normal" style:text-underline-style="solid" style:text-underline-width="auto" style:text-underline-color="font-color" fo:font-weight="normal" officeooo:rsid="003408a2" style:font-size-asian="13pt" style:font-style-asian="normal" style:font-weight-asian="normal" style:font-size-complex="13pt" style:font-style-complex="normal" style:font-weight-complex="normal"/>
    </style:style>
    <style:style style:name="T41" style:family="text">
      <style:text-properties fo:color="#000000" fo:font-size="13pt" fo:language="pt" fo:country="BR" fo:font-style="normal" style:text-underline-style="solid" style:text-underline-width="auto" style:text-underline-color="font-color" fo:font-weight="normal" officeooo:rsid="0003a387" style:font-size-asian="13pt" style:font-style-asian="normal" style:font-weight-asian="normal" style:font-size-complex="13pt" style:font-style-complex="normal" style:font-weight-complex="normal"/>
    </style:style>
    <style:style style:name="T42" style:family="text">
      <style:text-properties fo:color="#000000" fo:font-size="13pt" fo:language="pt" fo:country="BR" fo:font-style="normal" style:text-underline-style="solid" style:text-underline-width="auto" style:text-underline-color="font-color" fo:font-weight="normal" officeooo:rsid="000303bb" style:font-size-asian="13pt" style:font-style-asian="normal" style:font-weight-asian="normal" style:font-size-complex="13pt" style:font-style-complex="normal" style:font-weight-complex="normal"/>
    </style:style>
    <style:style style:name="T43" style:family="text">
      <style:text-properties fo:color="#000000" fo:font-size="13pt" fo:language="pt" fo:country="BR" fo:font-style="normal" style:text-underline-style="solid" style:text-underline-width="auto" style:text-underline-color="font-color" fo:font-weight="normal" officeooo:rsid="0032a24d" style:font-size-asian="13pt" style:font-style-asian="normal" style:font-weight-asian="normal" style:font-size-complex="13pt" style:font-style-complex="normal" style:font-weight-complex="normal"/>
    </style:style>
    <style:style style:name="T44" style:family="text">
      <style:text-properties fo:color="#000000" fo:font-size="13pt" fo:language="pt" fo:country="BR" fo:font-style="normal" style:text-underline-style="solid" style:text-underline-width="auto" style:text-underline-color="font-color" fo:font-weight="bold" officeooo:rsid="003408a2" style:font-size-asian="13pt" style:font-style-asian="normal" style:font-weight-asian="bold" style:font-size-complex="13pt" style:font-style-complex="normal" style:font-weight-complex="bold"/>
    </style:style>
    <style:style style:name="T45" style:family="text">
      <style:text-properties fo:color="#000000" fo:font-size="13pt" fo:language="pt" fo:country="BR" fo:font-style="normal" style:text-underline-style="solid" style:text-underline-width="auto" style:text-underline-color="font-color" fo:font-weight="bold" officeooo:rsid="001cc91b" style:font-size-asian="13pt" style:font-style-asian="normal" style:font-weight-asian="bold" style:font-size-complex="13pt" style:font-style-complex="normal" style:font-weight-complex="bold"/>
    </style:style>
    <style:style style:name="T46" style:family="text">
      <style:text-properties fo:color="#000000" fo:font-size="13pt" fo:language="pt" fo:country="BR" fo:font-style="normal" fo:font-weight="bold" officeooo:rsid="0032a24d" style:font-size-asian="13pt" style:font-style-asian="normal" style:font-weight-asian="bold" style:font-size-complex="13pt" style:font-style-complex="normal" style:font-weight-complex="bold"/>
    </style:style>
    <style:style style:name="T47" style:family="text">
      <style:text-properties fo:color="#000000" style:font-name="Mono" fo:font-size="14pt" fo:language="pt" fo:country="BR" fo:font-style="normal" fo:font-weight="normal" officeooo:rsid="001e3cbc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color="#000000" fo:language="pt" fo:country="BR" fo:font-style="normal" fo:font-weight="normal" officeooo:rsid="0003a387" style:font-style-asian="normal" style:font-weight-asian="normal" style:font-style-complex="normal" style:font-weight-complex="normal"/>
    </style:style>
    <style:style style:name="T49" style:family="text">
      <style:text-properties fo:color="#000000" fo:language="pt" fo:country="BR" fo:font-style="normal" fo:font-weight="normal" officeooo:rsid="0010de4f" style:font-style-asian="normal" style:font-weight-asian="normal" style:font-style-complex="normal" style:font-weight-complex="normal"/>
    </style:style>
    <style:style style:name="T50" style:family="text">
      <style:text-properties fo:color="#000000" fo:font-size="12pt" fo:language="pt" fo:country="BR" fo:font-style="normal" fo:font-weight="normal" officeooo:rsid="0003a387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fo:font-size="12pt" fo:language="pt" fo:country="BR" fo:font-style="normal" fo:font-weight="normal" officeooo:rsid="0010de4f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fo:font-weight="normal" style:font-weight-asian="normal" style:font-weight-complex="normal"/>
    </style:style>
    <style:style style:name="T53" style:family="text">
      <style:text-properties fo:color="#00a933" style:font-name="Monospace" fo:font-size="13pt" fo:language="pt" fo:country="BR" fo:font-style="normal" style:text-underline-style="none" fo:font-weight="normal" officeooo:rsid="003694f5" style:font-size-asian="13pt" style:font-style-asian="normal" style:font-weight-asian="normal" style:font-size-complex="13pt" style:font-style-complex="normal" style:font-weight-complex="normal"/>
    </style:style>
    <style:style style:name="T54" style:family="text">
      <style:text-properties fo:color="#00a933" style:font-name="Monospace" fo:font-size="13pt" fo:language="pt" fo:country="BR" fo:font-style="normal" style:text-underline-style="none" fo:font-weight="normal" officeooo:rsid="0006c56a" style:font-size-asian="13pt" style:font-style-asian="normal" style:font-weight-asian="normal" style:font-size-complex="13pt" style:font-style-complex="normal" style:font-weight-complex="normal"/>
    </style:style>
    <style:style style:name="T55" style:family="text">
      <style:text-properties fo:color="#2a6099" style:font-name="Mono" fo:font-size="13pt" fo:language="pt" fo:country="BR" fo:font-style="normal" fo:font-weight="normal" officeooo:rsid="003606c8" style:font-size-asian="13pt" style:font-style-asian="normal" style:font-weight-asian="normal" style:font-size-complex="13pt" style:font-style-complex="normal" style:font-weight-complex="normal"/>
    </style:style>
    <style:style style:name="T56" style:family="text">
      <style:text-properties fo:color="#2a6099" fo:font-size="13pt" fo:language="pt" fo:country="BR" fo:font-style="normal" style:text-underline-style="solid" style:text-underline-width="auto" style:text-underline-color="font-color" fo:font-weight="normal" officeooo:rsid="003606c8" style:font-size-asian="13pt" style:font-style-asian="normal" style:font-weight-asian="normal" style:font-size-complex="13pt" style:font-style-complex="normal" style:font-weight-complex="normal"/>
    </style:style>
    <style:style style:name="T57" style:family="text">
      <style:text-properties fo:font-variant="normal" fo:text-transform="none" fo:color="#000000" style:font-name="Verdana" fo:font-size="10pt" fo:letter-spacing="normal" fo:language="pt" fo:country="BR" fo:font-style="normal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font-variant="normal" fo:text-transform="none" fo:color="#000000" style:font-name="Verdana" fo:font-size="10pt" fo:letter-spacing="normal" fo:language="pt" fo:country="BR" fo:font-style="normal" fo:font-weight="bold" officeooo:rsid="0003a387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fo:font-variant="normal" fo:text-transform="none" fo:color="#000000" style:font-name="Verdana" fo:letter-spacing="normal" fo:language="pt" fo:country="BR" fo:font-style="normal" fo:font-weight="normal" officeooo:rsid="0003a387" style:font-style-asian="normal" style:font-weight-asian="normal" style:font-style-complex="normal" style:font-weight-complex="normal"/>
    </style:style>
    <style:style style:name="T60" style:family="text">
      <style:text-properties fo:font-variant="normal" fo:text-transform="none" fo:color="#000000" style:font-name="Verdana" fo:letter-spacing="normal" fo:language="pt" fo:country="BR" fo:font-style="normal" fo:font-weight="bold" officeooo:rsid="0003a387" style:font-style-asian="normal" style:font-weight-asian="normal" style:font-style-complex="normal" style:font-weight-complex="normal"/>
    </style:style>
    <style:style style:name="T61" style:family="text">
      <style:text-properties fo:font-variant="normal" fo:text-transform="none" fo:color="#000000" style:font-name="Verdana" fo:font-size="12pt" fo:letter-spacing="normal" fo:language="pt" fo:country="BR" fo:font-style="normal" fo:font-weight="normal" officeooo:rsid="0003a387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variant="normal" fo:text-transform="none" fo:color="#000000" style:font-name="Verdana" fo:font-size="12pt" fo:letter-spacing="normal" fo:language="pt" fo:country="BR" fo:font-style="normal" fo:font-weight="bold" officeooo:rsid="0003a387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variant="normal" fo:text-transform="none" fo:color="#000000" style:font-name="Liberation Serif" fo:font-size="13pt" fo:letter-spacing="normal" fo:language="pt" fo:country="BR" fo:font-style="normal" style:text-underline-style="solid" style:text-underline-width="auto" style:text-underline-color="font-color" fo:font-weight="normal" officeooo:rsid="000e567e" style:font-size-asian="13pt" style:font-style-asian="normal" style:font-weight-asian="normal" style:font-size-complex="13pt" style:font-style-complex="normal" style:font-weight-complex="normal"/>
    </style:style>
    <style:style style:name="T64" style:family="text">
      <style:text-properties fo:font-variant="normal" fo:text-transform="none" fo:color="#000000" style:font-name="Liberation Serif" fo:font-size="13pt" fo:letter-spacing="normal" fo:language="pt" fo:country="BR" fo:font-style="normal" style:text-underline-style="solid" style:text-underline-width="auto" style:text-underline-color="font-color" fo:font-weight="normal" officeooo:rsid="0004ca7c" style:font-size-asian="13pt" style:font-style-asian="normal" style:font-weight-asian="bold" style:font-size-complex="13pt" style:font-style-complex="normal" style:font-weight-complex="bold"/>
    </style:style>
    <style:style style:name="T65" style:family="text">
      <style:text-properties fo:font-variant="normal" fo:text-transform="none" fo:color="#000000" style:font-name="Liberation Serif" fo:font-size="13pt" fo:letter-spacing="normal" fo:language="pt" fo:country="BR" fo:font-style="normal" style:text-underline-style="solid" style:text-underline-width="auto" style:text-underline-color="font-color" fo:font-weight="bold" officeooo:rsid="001e3cbc" style:font-size-asian="13pt" style:font-style-asian="normal" style:font-weight-asian="bold" style:font-size-complex="13pt" style:font-style-complex="normal" style:font-weight-complex="bold"/>
    </style:style>
    <style:style style:name="T66" style:family="text">
      <style:text-properties fo:font-variant="normal" fo:text-transform="none" fo:color="#000000" style:font-name="Liberation Serif" fo:font-size="13pt" fo:letter-spacing="normal" fo:language="pt" fo:country="BR" fo:font-style="normal" style:text-underline-style="solid" style:text-underline-width="auto" style:text-underline-color="font-color" fo:font-weight="bold" officeooo:rsid="0003a387" style:font-size-asian="13pt" style:font-style-asian="normal" style:font-weight-asian="bold" style:font-size-complex="13pt" style:font-style-complex="normal" style:font-weight-complex="bold"/>
    </style:style>
    <style:style style:name="T67" style:family="text">
      <style:text-properties fo:font-variant="normal" fo:text-transform="none" fo:color="#000000" style:font-name="Liberation Serif" fo:font-size="13pt" fo:letter-spacing="normal" fo:language="pt" fo:country="BR" fo:font-style="normal" fo:font-weight="normal" officeooo:rsid="000e567e" style:font-size-asian="13pt" style:font-style-asian="normal" style:font-weight-asian="bold" style:font-size-complex="13pt" style:font-style-complex="normal" style:font-weight-complex="bold"/>
    </style:style>
    <style:style style:name="T68" style:family="text">
      <style:text-properties fo:font-variant="normal" fo:text-transform="none" fo:color="#000000" style:font-name="Liberation Serif" fo:font-size="13pt" fo:letter-spacing="normal" fo:language="pt" fo:country="BR" fo:font-style="normal" fo:font-weight="normal" officeooo:rsid="0004ca7c" style:font-size-asian="13pt" style:font-style-asian="normal" style:font-weight-asian="bold" style:font-size-complex="13pt" style:font-style-complex="normal" style:font-weight-complex="bold"/>
    </style:style>
    <style:style style:name="T69" style:family="text">
      <style:text-properties fo:font-variant="normal" fo:text-transform="none" fo:color="#000000" style:font-name="Liberation Serif" fo:font-size="13pt" fo:letter-spacing="normal" fo:language="pt" fo:country="BR" fo:font-style="normal" fo:font-weight="normal" officeooo:rsid="0003a387" style:font-size-asian="13pt" style:font-style-asian="normal" style:font-weight-asian="normal" style:font-size-complex="13pt" style:font-style-complex="normal" style:font-weight-complex="normal"/>
    </style:style>
    <style:style style:name="T70" style:family="text">
      <style:text-properties fo:font-variant="normal" fo:text-transform="none" fo:color="#000000" style:font-name="Liberation Serif" fo:font-size="13pt" fo:letter-spacing="normal" fo:language="pt" fo:country="BR" fo:font-style="normal" officeooo:rsid="0003a387" style:font-size-asian="13pt" style:font-style-asian="normal" style:font-size-complex="13pt" style:font-style-complex="normal"/>
    </style:style>
    <style:style style:name="T71" style:family="text">
      <style:text-properties fo:font-variant="normal" fo:text-transform="none" fo:color="#000000" style:font-name="Liberation Serif" fo:font-size="13pt" fo:letter-spacing="normal" fo:language="pt" fo:country="BR" fo:font-style="normal" fo:font-weight="bold" officeooo:rsid="0003a387" style:font-size-asian="13pt" style:font-style-asian="normal" style:font-weight-asian="bold" style:font-size-complex="13pt" style:font-style-complex="normal" style:font-weight-complex="bold"/>
    </style:style>
    <style:style style:name="T72" style:family="text">
      <style:text-properties fo:font-variant="normal" fo:text-transform="none" fo:color="#000000" style:font-name="Liberation Serif" fo:font-size="13pt" fo:letter-spacing="normal" fo:language="pt" fo:country="BR" fo:font-style="normal" fo:font-weight="bold" officeooo:rsid="001e3cbc" style:font-size-asian="13pt" style:font-style-asian="normal" style:font-weight-asian="bold" style:font-size-complex="13pt" style:font-style-complex="normal" style:font-weight-complex="bold"/>
    </style:style>
    <style:style style:name="T73" style:family="text">
      <style:text-properties fo:font-variant="normal" fo:text-transform="none" fo:color="#000000" style:font-name="Liberation Serif" fo:font-size="13pt" fo:letter-spacing="normal" fo:language="pt" fo:country="BR" style:text-underline-style="solid" style:text-underline-width="auto" style:text-underline-color="font-color" fo:font-weight="bold" officeooo:rsid="001e3cbc" style:font-size-asian="13pt" style:font-weight-asian="bold" style:font-size-complex="13pt" style:font-weight-complex="bold"/>
    </style:style>
    <style:style style:name="T74" style:family="text">
      <style:text-properties fo:font-variant="normal" fo:text-transform="none" fo:color="#000000" style:font-name="Liberation Serif" fo:font-size="13pt" fo:letter-spacing="normal" fo:language="pt" fo:country="BR" style:text-underline-style="solid" style:text-underline-width="auto" style:text-underline-color="font-color" fo:font-weight="bold" officeooo:rsid="0003a387" style:font-size-asian="13pt" style:font-weight-asian="bold" style:font-size-complex="13pt" style:font-weight-complex="bold"/>
    </style:style>
    <style:style style:name="T75" style:family="text">
      <style:text-properties fo:font-variant="normal" fo:text-transform="none" fo:color="#000000" style:font-name="inherit" fo:font-size="9.75pt" fo:letter-spacing="normal" fo:language="pt" fo:country="BR" fo:font-style="normal" fo:font-weight="normal" officeooo:rsid="001e3cbc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76" style:family="text">
      <style:text-properties fo:font-variant="normal" fo:text-transform="none" fo:color="#000000" style:font-name="inherit" fo:font-size="14pt" fo:letter-spacing="normal" fo:language="pt" fo:country="BR" fo:font-style="normal" fo:font-weight="normal" officeooo:rsid="001e3cbc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77" style:family="text">
      <style:text-properties fo:font-variant="normal" fo:text-transform="none" fo:color="#000000" style:font-name="inherit" fo:font-size="14pt" fo:letter-spacing="normal" fo:language="pt" fo:country="BR" fo:font-weight="normal" officeooo:rsid="001e3cbc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78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1e3cbc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79" style:family="text">
      <style:text-properties fo:font-variant="normal" fo:text-transform="none" fo:color="#000000" style:font-name="Mono" fo:font-size="14pt" fo:letter-spacing="normal" fo:language="pt" fo:country="BR" fo:font-weight="normal" officeooo:rsid="001e3cbc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80" style:family="text">
      <style:text-properties fo:font-variant="normal" fo:text-transform="none" fo:color="#000000" fo:font-size="14pt" fo:letter-spacing="normal" fo:language="pt" fo:country="BR" fo:font-style="normal" fo:font-weight="normal" officeooo:rsid="001e3cbc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1" style:family="text">
      <style:text-properties fo:font-variant="normal" fo:text-transform="none" fo:color="#000000" style:font-name="Inherit" fo:font-size="14pt" fo:letter-spacing="normal" fo:language="pt" fo:country="BR" fo:font-style="normal" fo:font-weight="normal" officeooo:rsid="001e3cbc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2" style:family="text">
      <style:text-properties fo:font-variant="normal" fo:text-transform="none" fo:color="#232629" style:font-name="apple-system" fo:font-size="11.25pt" fo:letter-spacing="normal" fo:language="pt" fo:country="BR" fo:font-style="normal" fo:font-weight="normal" officeooo:rsid="0032a24d" style:font-size-asian="13pt" style:font-style-asian="normal" style:font-weight-asian="normal" style:font-size-complex="13pt" style:font-style-complex="normal" style:font-weight-complex="normal"/>
    </style:style>
    <style:style style:name="T83" style:family="text">
      <style:text-properties fo:font-variant="normal" fo:text-transform="none" fo:color="#232629" style:font-name="apple-system" fo:font-size="11.25pt" fo:letter-spacing="normal" fo:language="pt" fo:country="BR" fo:font-style="normal" fo:font-weight="normal" officeooo:rsid="0032a24d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84" style:family="text">
      <style:text-properties fo:font-variant="normal" fo:text-transform="none" fo:color="#232629" fo:font-size="11.25pt" fo:letter-spacing="normal" fo:language="pt" fo:country="BR" fo:font-style="normal" fo:font-weight="normal" officeooo:rsid="0032a24d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85" style:family="text">
      <style:text-properties fo:font-variant="normal" fo:text-transform="none" fo:color="#2a6099" style:font-name="Inherit" fo:font-size="14pt" fo:letter-spacing="normal" fo:language="pt" fo:country="BR" fo:font-style="normal" fo:font-weight="normal" officeooo:rsid="001e3cbc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6" style:family="text">
      <style:text-properties fo:font-variant="normal" fo:text-transform="none" fo:color="#2a6099" style:font-name="Inherit" fo:font-size="14pt" fo:letter-spacing="normal" fo:language="pt" fo:country="BR" fo:font-style="normal" fo:font-weight="bold" officeooo:rsid="001e3cbc" fo:background-color="transparent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87" style:family="text">
      <style:text-properties fo:font-variant="normal" fo:text-transform="none" fo:color="#2a6099" style:font-name="inherit" fo:font-size="14pt" fo:letter-spacing="normal" fo:language="pt" fo:country="BR" fo:font-style="normal" fo:font-weight="normal" officeooo:rsid="001e3cbc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8" style:family="text">
      <style:text-properties fo:font-variant="normal" fo:text-transform="none" fo:color="#2a6099" style:font-name="inherit" fo:font-size="14pt" fo:letter-spacing="normal" fo:language="pt" fo:country="BR" fo:font-style="normal" fo:font-weight="bold" officeooo:rsid="001e3cbc" fo:background-color="transparent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89" style:family="text">
      <style:text-properties style:font-name="Verdana"/>
    </style:style>
    <style:style style:name="T90" style:family="text">
      <style:text-properties style:font-name="Verdana" fo:font-size="10pt"/>
    </style:style>
    <style:style style:name="T91" style:family="text">
      <style:text-properties style:font-name="Verdana" fo:font-size="10pt" fo:font-weight="bold"/>
    </style:style>
    <style:style style:name="T92" style:family="text">
      <style:text-properties style:font-name="Verdana" fo:font-weight="bold"/>
    </style:style>
    <style:style style:name="T93" style:family="text">
      <style:text-properties fo:font-weight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color="#0000ff" style:font-name="Verdana" fo:font-size="10pt" fo:font-weight="bold"/>
    </style:style>
    <style:style style:name="T96" style:family="text">
      <style:text-properties fo:color="#0000ff" style:font-name="Verdana" fo:font-weight="bold"/>
    </style:style>
    <style:style style:name="T97" style:family="text">
      <style:text-properties fo:color="#0000ff" style:font-name="Verdana" fo:font-weight="bold" style:font-weight-asian="bold" style:font-weight-complex="bold"/>
    </style:style>
    <style:style style:name="T98" style:family="text">
      <style:text-properties fo:color="#0000ff" fo:font-weight="bold"/>
    </style:style>
    <style:style style:name="T99" style:family="text">
      <style:text-properties fo:color="#ce181e" fo:font-size="18pt" fo:language="pt" fo:country="BR" fo:font-style="normal" style:text-underline-style="solid" style:text-underline-width="auto" style:text-underline-color="font-color" fo:font-weight="bold" officeooo:rsid="003606c8" style:font-size-asian="18pt" style:font-style-asian="normal" style:font-weight-asian="bold" style:font-size-complex="18pt" style:font-style-complex="normal" style:font-weight-complex="bold"/>
    </style:style>
    <style:style style:name="T100" style:family="text">
      <style:text-properties fo:color="#ce181e" fo:font-size="18pt" fo:language="pt" fo:country="BR" fo:font-style="normal" style:text-underline-style="solid" style:text-underline-width="auto" style:text-underline-color="font-color" fo:font-weight="bold" officeooo:rsid="0032a24d" style:font-size-asian="18pt" style:font-style-asian="normal" style:font-weight-asian="bold" style:font-size-complex="18pt" style:font-style-complex="normal" style:font-weight-complex="bold"/>
    </style:style>
    <style:style style:name="T101" style:family="text">
      <style:text-properties fo:color="#ce181e" fo:font-size="18pt" fo:language="pt" fo:country="BR" fo:font-style="normal" style:text-underline-style="solid" style:text-underline-width="auto" style:text-underline-color="font-color" fo:font-weight="bold" officeooo:rsid="001a0aaa" style:font-size-asian="18pt" style:font-style-asian="normal" style:font-weight-asian="bold" style:font-size-complex="18pt" style:font-style-complex="normal" style:font-weight-complex="bold"/>
    </style:style>
    <style:style style:name="T102" style:family="text">
      <style:text-properties fo:color="#ce181e" fo:font-size="18pt" fo:language="pt" fo:country="BR" fo:font-style="normal" style:text-underline-style="solid" style:text-underline-width="auto" style:text-underline-color="font-color" fo:font-weight="bold" officeooo:rsid="0004ca7c" style:font-size-asian="18pt" style:font-style-asian="normal" style:font-weight-asian="bold" style:font-size-complex="18pt" style:font-style-complex="normal" style:font-weight-complex="bold"/>
    </style:style>
    <style:style style:name="T103" style:family="text">
      <style:text-properties fo:color="#ce181e" fo:font-size="18pt" fo:language="pt" fo:country="BR" fo:font-style="normal" fo:font-weight="bold" officeooo:rsid="003606c8" style:font-size-asian="18pt" style:font-style-asian="normal" style:font-weight-asian="bold" style:font-size-complex="18pt" style:font-style-complex="normal" style:font-weight-complex="bold"/>
    </style:style>
    <style:style style:name="T104" style:family="text">
      <style:text-properties fo:color="#ce181e" style:font-name="Liberation Sans" fo:font-size="28pt" fo:language="pt" fo:country="BR" fo:font-weight="bold" officeooo:rsid="001b5d2d" style:font-name-asian="Microsoft YaHei" style:font-size-asian="28pt" style:font-weight-asian="bold" style:font-name-complex="Mangal" style:font-size-complex="28pt" style:font-weight-complex="bold"/>
    </style:style>
    <style:style style:name="T105" style:family="text">
      <style:text-properties fo:font-size="13pt" fo:language="pt" fo:country="BR" fo:font-style="normal" style:font-size-asian="13pt" style:font-style-asian="normal" style:font-size-complex="13pt" style:font-style-complex="normal"/>
    </style:style>
    <style:style style:name="T106" style:family="text">
      <style:text-properties style:text-underline-style="solid" style:text-underline-width="auto" style:text-underline-color="font-color"/>
    </style:style>
    <style:style style:name="T107" style:family="text">
      <style:text-properties fo:color="#ff0000" style:font-name="Verdana" fo:font-weight="bold"/>
    </style:style>
    <style:style style:name="T108" style:family="text">
      <style:text-properties fo:color="#ff0000" style:font-name="Verdana" fo:font-weight="bold" style:font-weight-asian="bold" style:font-weight-complex="bold"/>
    </style:style>
    <style:style style:name="T109" style:family="text">
      <style:text-properties fo:color="#ff0000" fo:font-weight="bold"/>
    </style:style>
    <style:style style:name="T110" style:family="text">
      <style:text-properties fo:color="#ff0000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8" text:outline-level="1"><text:span text:style-name="Emphasis"><text:span text:style-name="T104">Caderno linguagem XML</text:span></text:span></text:h>
      <text:p text:style-name="P2"><text:span text:style-name="Emphasis"><text:span text:style-name="T10"/></text:span></text:p>
      <text:p text:style-name="P2"><text:span text:style-name="Emphasis"><text:span text:style-name="T10">A XML – eXtensible Markup Language – é uma linguagem de marcadores </text:span></text:span><text:span text:style-name="Emphasis"><text:span text:style-name="T11">(tags)</text:span></text:span><text:span text:style-name="Emphasis"><text:span text:style-name="T27">.<text:line-break/></text:span></text:span><text:span text:style-name="Emphasis"><text:span text:style-name="T28">Como</text:span></text:span><text:span text:style-name="Emphasis"><text:span text:style-name="T29"> comparação</text:span></text:span><text:span text:style-name="Emphasis"><text:span text:style-name="T10">, a HTML est</text:span></text:span><text:span text:style-name="Emphasis"><text:span text:style-name="T11">á</text:span></text:span><text:span text:style-name="Emphasis"><text:span text:style-name="T10"> relacionada com a apresentação dos dados enquanto que a XML foi desenhada para </text:span></text:span><text:span text:style-name="Emphasis"><text:span text:style-name="T38">descrever dados</text:span></text:span><text:span text:style-name="Emphasis"><text:span text:style-name="T10">. Sua grande vantagem é que ela é extensível, ou seja, não está limitada a um certo número de tags, permitindo que o autor defina suas próprias tags.</text:span></text:span></text:p>
      <text:p text:style-name="P2"><text:span text:style-name="Emphasis"><text:span text:style-name="T10"/></text:span></text:p>
      <text:p text:style-name="P3"><text:span text:style-name="Emphasis"><text:span text:style-name="T11">Essa linguagem foi criada</text:span></text:span><text:span text:style-name="Emphasis"><text:span text:style-name="T12"> para suprir a necessidade de uma padronização da estrutura e forma como os documentos armazenavam suas informações, </text:span></text:span><text:span text:style-name="Emphasis"><text:span text:style-name="T13">de </text:span></text:span><text:span text:style-name="Emphasis"><text:span text:style-name="T14">modo</text:span></text:span><text:span text:style-name="Emphasis"><text:span text:style-name="T13"> que fosse de fácil leitura humana e que permitisse repetições e inclusão de dados sem mudança estrutural.</text:span></text:span></text:p>
      <text:p text:style-name="P9"><text:span text:style-name="Emphasis"><text:span text:style-name="T14">Em outras palavras, </text:span></text:span><text:span text:style-name="Emphasis"><text:span text:style-name="T15">a</text:span></text:span><text:span text:style-name="Emphasis"><text:span text:style-name="T10"> XML é uma linguagem de codificação onde </text:span></text:span><text:span text:style-name="Emphasis"><text:span text:style-name="T15">os </text:span></text:span><text:span text:style-name="Emphasis"><text:span text:style-name="T10">dados são delimitados por metadados</text:span></text:span><text:span text:style-name="Emphasis"><text:span text:style-name="T15"> (dados de dados)</text:span></text:span><text:span text:style-name="Emphasis"><text:span text:style-name="T10">, o que flexibiliza </text:span></text:span><text:span text:style-name="Emphasis"><text:span text:style-name="T16">o armazenamento de informações </text:span></text:span><text:span text:style-name="Emphasis"><text:span text:style-name="T10">de forma estruturada e facilmente legível para pessoas e sistemas</text:span></text:span><text:span text:style-name="Emphasis"><text:span text:style-name="T11"> </text:span></text:span><text:span text:style-name="Emphasis"><text:span text:style-name="T15">e também define</text:span></text:span><text:span text:style-name="Emphasis"><text:span text:style-name="T16"> um conjunto de regras para codificação de </text:span></text:span><text:span text:style-name="Emphasis"><text:span text:style-name="T44">documentos</text:span></text:span><text:span text:style-name="Emphasis"><text:span text:style-name="T16">.</text:span></text:span></text:p>
      <text:p text:style-name="P10"><text:span text:style-name="Emphasis"><text:span text:style-name="T16"/></text:span></text:p>
      <text:p text:style-name="P3"><text:span text:style-name="Emphasis"><text:span text:style-name="T13">O design do XML tem foco na </text:span></text:span><text:span text:style-name="Emphasis"><text:span text:style-name="T39">simplicidade</text:span></text:span><text:span text:style-name="Emphasis"><text:span text:style-name="T13">, generalidade e usabilidade, traz</text:span></text:span><text:span text:style-name="Emphasis"><text:span text:style-name="T17">endo</text:span></text:span><text:span text:style-name="Emphasis"><text:span text:style-name="T13"> uma sintaxe básica que simplifica o </text:span></text:span><text:span text:style-name="Emphasis"><text:span text:style-name="T37">compartilhamento de dados</text:span></text:span><text:span text:style-name="Emphasis"><text:span text:style-name="T13"> entre diferentes computadores e aplicações, sendo usad</text:span></text:span><text:span text:style-name="Emphasis"><text:span text:style-name="T11">a</text:span></text:span><text:span text:style-name="Emphasis"><text:span text:style-name="T13"> para diversos serviços na web.</text:span></text:span></text:p>
      <text:p text:style-name="P3"><text:span text:style-name="Emphasis"><text:span text:style-name="T13"/></text:span></text:p>
      <text:p text:style-name="P4"><text:span text:style-name="Emphasis"><text:span text:style-name="T11">A</text:span></text:span><text:span text:style-name="Emphasis"><text:span text:style-name="T18"> XML é usad</text:span></text:span><text:span text:style-name="Emphasis"><text:span text:style-name="T15">a</text:span></text:span><text:span text:style-name="Emphasis"><text:span text:style-name="T18"> como formato de armazenamento para alguns bancos de dados. </text:span></text:span><text:span text:style-name="Emphasis"><text:span text:style-name="T30">Esse formato</text:span></text:span><text:span text:style-name="Emphasis"><text:span text:style-name="T31"> </text:span></text:span><text:span text:style-name="Emphasis"><text:span text:style-name="T32">tornou-se </text:span></text:span><text:span text:style-name="Emphasis"><text:span text:style-name="T33">o padrão adotado para a transferência de informações como as notas fiscais eletrônicas do Brasil, migrando esses documentos para a</text:span></text:span><text:span text:style-name="Emphasis"><text:span text:style-name="T32"> </text:span></text:span><text:span text:style-name="Emphasis"><text:span text:style-name="T40">versão digital</text:span></text:span><text:span text:style-name="Emphasis"><text:span text:style-name="T32">, onde</text:span></text:span><text:span text:style-name="Emphasis"><text:span text:style-name="T31"> sua validade é garantida por meio de </text:span></text:span><text:span text:style-name="Emphasis"><text:span text:style-name="T39">uma assinatura digital</text:span></text:span><text:span text:style-name="Emphasis"><text:span text:style-name="T31">, </text:span></text:span><text:span text:style-name="Emphasis"><text:span text:style-name="T34">através de um certificado digital, </text:span></text:span><text:span text:style-name="Emphasis"><text:span text:style-name="T30">fornecendo</text:span></text:span><text:span text:style-name="Emphasis"><text:span text:style-name="T31"> mais segurança aos procedimentos fiscais.</text:span></text:span></text:p>
      <text:p text:style-name="P4"><text:span text:style-name="Emphasis"><text:span text:style-name="T31"/></text:span></text:p>
      <text:p text:style-name="P1"><text:span text:style-name="Emphasis"><text:span text:style-name="T29">Um d</text:span></text:span><text:span text:style-name="Emphasis"><text:span text:style-name="T35">ocumento XML é apenas um arquivo-texto, </text:span></text:span><text:span text:style-name="Emphasis"><text:span text:style-name="T29">sendo leve e </text:span></text:span><text:span text:style-name="Emphasis"><text:span text:style-name="T35">proporcionando interoperabilidade pois pode ser transportado e entendido por diversos sistemas.</text:span></text:span></text:p>
      <text:p text:style-name="P1"><text:span text:style-name="Emphasis"><text:span text:style-name="T35"/></text:span></text:p>
      <text:p text:style-name="P1"><text:span text:style-name="Emphasis"><text:span text:style-name="T31">Existem 3 formas de se guardar informação em um arquivo XML:</text:span></text:span></text:p>
      <text:list xml:id="list3945069683" text:style-name="L1">
        <text:list-item>
          <text:p text:style-name="P20"><text:span text:style-name="Emphasis"><text:span text:style-name="T56">Elementos</text:span></text:span><text:span text:style-name="Emphasis"><text:span text:style-name="T31">: </text:span></text:span><text:span text:style-name="Emphasis"><text:span text:style-name="T27">são as tags.</text:span></text:span><text:span text:style-name="Emphasis"><text:span text:style-name="T35"><text:line-break/></text:span></text:span><text:span text:style-name="Emphasis"><text:span text:style-name="T27">Exemplo: &lt;telefone&gt;989322944&lt;/telefone&gt;</text:span></text:span></text:p>
        </text:list-item>
        <text:list-item>
          <text:p text:style-name="P20"><text:span text:style-name="Emphasis"><text:span text:style-name="T56">Atributos</text:span></text:span><text:span text:style-name="Emphasis"><text:span text:style-name="T31">: </text:span></text:span><text:span text:style-name="Emphasis"><text:span text:style-name="T27">são guardados dentro de elementos. Em geral, tem 2 objetivos:</text:span></text:span></text:p>
          <text:list>
            <text:list-item>
              <text:p text:style-name="P24"><text:span text:style-name="Emphasis"><text:span text:style-name="T29">Reduzir</text:span></text:span><text:span text:style-name="Emphasis"><text:span text:style-name="T27"> o tamanho do arquivo pois não será preciso ficar abrindo e fechando tags.</text:span></text:span></text:p>
            </text:list-item>
            <text:list-item>
              <text:p text:style-name="P25"><text:span text:style-name="Emphasis"><text:span text:style-name="T27">Separar os dados gerais (como telefone e endereço) das informações únicas (como CPF). Por exemplo: &lt;pessoa cpf=”32165498705”&gt;</text:span></text:span><text:span text:style-name="Emphasis"><text:span text:style-name="T36">blahblahblah&lt;pessoa&gt;</text:span></text:span></text:p>
            </text:list-item>
          </text:list>
        </text:list-item>
        <text:list-item>
          <text:p text:style-name="P21"><text:span text:style-name="Emphasis"><text:span text:style-name="T56">Comentários</text:span></text:span><text:span text:style-name="Emphasis"><text:span text:style-name="T31">: </text:span></text:span><text:span text:style-name="Emphasis"><text:span text:style-name="T27">para facilitar a compreensão humana, delimitados assim como no HTML:<text:tab/> </text:span></text:span><text:span text:style-name="Emphasis"><text:span text:style-name="T53">&lt;!-- comentário --</text:span></text:span><text:span text:style-name="Emphasis"><text:span text:style-name="T54">&gt;</text:span></text:span></text:p>
        </text:list-item>
      </text:list>
      <text:h text:style-name="P37" text:outline-level="1"><text:span text:style-name="Emphasis"><text:span text:style-name="T99">Regras</text:span></text:span><text:span text:style-name="Emphasis"><text:span text:style-name="T103">:</text:span></text:span></text:h>
      <text:list xml:id="list1235322657" text:style-name="L2">
        <text:list-item>
          <text:p text:style-name="P11"><text:span text:style-name="Emphasis"><text:span text:style-name="T13">Cada informação deve estar dentro de um </text:span></text:span><text:span text:style-name="Emphasis"><text:span text:style-name="T11">elemento</text:span></text:span><text:span text:style-name="Emphasis"><text:span text:style-name="T13">/tag/nó/contêiner</text:span></text:span></text:p>
        </text:list-item>
        <text:list-item>
          <text:p text:style-name="P11"><text:span text:style-name="Emphasis"><text:span text:style-name="T13">Os dados devem obedecer </text:span></text:span><text:span text:style-name="Emphasis"><text:span text:style-name="T19">a</text:span></text:span><text:span text:style-name="Emphasis"><text:span text:style-name="T13"> uma hierarquia </text:span></text:span><text:span text:style-name="Emphasis"><text:span text:style-name="T20">estruturada</text:span></text:span><text:span text:style-name="Emphasis"><text:span text:style-name="T13">;</text:span></text:span></text:p>
        </text:list-item>
        <text:list-item>
          <text:p text:style-name="P12"><text:span text:style-name="Emphasis"><text:span text:style-name="T18">A DTD – Definição de Tipo de Documento (ou </text:span></text:span><text:span text:style-name="Emphasis"><text:span text:style-name="T41">esquema</text:span></text:span><text:span text:style-name="Emphasis"><text:span text:style-name="T18">) </text:span></text:span><text:span text:style-name="Emphasis"><text:span text:style-name="T41">define a estrutura</text:span></text:span><text:span text:style-name="Emphasis"><text:span text:style-name="T18"> do documento XML, especificando quais são os elementos e atributos permitidos no documento. </text:span></text:span><text:span text:style-name="Emphasis"><text:span text:style-name="T19">Podendo</text:span></text:span><text:span text:style-name="Emphasis"><text:span text:style-name="T18"> ser declarada dentro de um XML ou num arquivo à parte;</text:span></text:span></text:p>
        </text:list-item>
        <text:list-item>
          <text:p text:style-name="P26"><text:span text:style-name="Emphasis"><text:span text:style-name="T19">A</text:span></text:span><text:span text:style-name="Emphasis"><text:span text:style-name="T13"> declaração XML </text:span></text:span><text:span text:style-name="Emphasis"><text:span text:style-name="T21">deve ser a </text:span></text:span><text:span text:style-name="Emphasis"><text:span text:style-name="T13">primeira linha do documento pois define a versão do documento. </text:span></text:span><text:span text:style-name="Emphasis"><text:span text:style-name="T19">Exemplo:<text:tab/> </text:span></text:span><text:span text:style-name="Emphasis"><text:span text:style-name="T55">&lt;?Xml version=“1.0” encoding=“utf-8”?&gt;</text:span></text:span><text:span text:style-name="Emphasis"><text:span text:style-name="T105">. <text:line-break/>Essa de</text:span></text:span><text:span text:style-name="T14">claração deve vir na primeira linha, antes de qualquer coisa, </text:span><text:span text:style-name="T22">até mesmo antes de</text:span><text:span text:style-name="T14"> comentários; </text:span><text:span text:style-name="T25">(esse declaração inicial é </text:span><text:span text:style-name="T45">opcional</text:span><text:span text:style-name="T25">!)</text:span></text:p>
        </text:list-item>
        <text:list-item>
          <text:p text:style-name="P27"><text:span text:style-name="Emphasis"><text:span text:style-name="T14">As tags são CaseSensitive</text:span></text:span><text:span text:style-name="Emphasis"><text:span text:style-name="T13">, </text:span></text:span><text:span text:style-name="Emphasis"><text:span text:style-name="T17">ou seja, faz</text:span></text:span><text:span text:style-name="Emphasis"><text:span text:style-name="T13"> distinção entre letras maiúsculas e minúsculas;</text:span></text:span></text:p>
        </text:list-item>
        <text:list-item>
          <text:p text:style-name="P13"><text:span text:style-name="Emphasis"><text:span text:style-name="T14">As tags </text:span></text:span><text:span text:style-name="Emphasis"><text:span text:style-name="T19">(elementos)</text:span></text:span><text:span text:style-name="Emphasis"><text:span text:style-name="T14"> podem conter todos os caracteres alfanuméricos (inclusive acentos) mas as únicas marcas de </text:span></text:span><text:span text:style-name="Emphasis"><text:span text:style-name="T42">pontuação</text:span></text:span><text:span text:style-name="Emphasis"><text:span text:style-name="T14"> são o </text:span></text:span><text:span text:style-name="Emphasis"><text:span text:style-name="T42">hífen</text:span></text:span><text:span text:style-name="Emphasis"><text:span text:style-name="T14">, </text:span></text:span><text:span text:style-name="Emphasis"><text:span text:style-name="T42">underline</text:span></text:span><text:span text:style-name="Emphasis"><text:span text:style-name="T14"> ou </text:span></text:span><text:span text:style-name="Emphasis"><text:span text:style-name="T42">ponto</text:span></text:span><text:span text:style-name="Emphasis"><text:span text:style-name="T14">;</text:span></text:span></text:p>
        </text:list-item>
        <text:list-item>
          <text:p text:style-name="P13"><text:span text:style-name="Emphasis"><text:span text:style-name="T13">As tags devem s</text:span></text:span><text:span text:style-name="Emphasis"><text:span text:style-name="T14">er </text:span></text:span><text:span text:style-name="Emphasis"><text:span text:style-name="T42">ini</text:span></text:span><text:span text:style-name="Emphasis"><text:span text:style-name="T39">c</text:span></text:span><text:span text:style-name="Emphasis"><text:span text:style-name="T42">iadas</text:span></text:span><text:span text:style-name="Emphasis"><text:span text:style-name="T14"> com </text:span></text:span><text:span text:style-name="Emphasis"><text:span text:style-name="T42">letra</text:span></text:span><text:span text:style-name="Emphasis"><text:span text:style-name="T14"> ou </text:span></text:span><text:span text:style-name="Emphasis"><text:span text:style-name="T42">underline</text:span></text:span><text:span text:style-name="Emphasis"><text:span text:style-name="T14">;</text:span></text:span></text:p>
        </text:list-item>
        <text:list-item>
          <text:p text:style-name="P13"><text:span text:style-name="Emphasis"><text:span text:style-name="T19">A</text:span></text:span><text:span text:style-name="Emphasis"><text:span text:style-name="T13">s tags (eleme</text:span></text:span><text:span text:style-name="Emphasis"><text:span text:style-name="T14">ntos) </text:span></text:span><text:span text:style-name="Emphasis"><text:span text:style-name="T42">não podem conter espaços</text:span></text:span><text:span text:style-name="Emphasis"><text:span text:style-name="T14"> em branco;</text:span></text:span></text:p>
        </text:list-item>
        <text:list-item>
          <text:p text:style-name="P13"><text:span text:style-name="Emphasis"><text:span text:style-name="T13">Cada eleme</text:span></text:span><text:span text:style-name="Emphasis"><text:span text:style-name="T14">nto deve, </text:span></text:span><text:span text:style-name="Emphasis"><text:span text:style-name="T39">obrigatoriamente</text:span></text:span><text:span text:style-name="Emphasis"><text:span text:style-name="T31">,</text:span></text:span><text:span text:style-name="Emphasis"><text:span text:style-name="T14"> ter sua tag de fechamento;</text:span></text:span></text:p>
        </text:list-item>
        <text:list-item>
          <text:p text:style-name="P13"><text:span text:style-name="Emphasis"><text:span text:style-name="T14">Deve existir apenas um elemento </text:span></text:span><text:span text:style-name="Emphasis"><text:span text:style-name="T42">raiz</text:span></text:span><text:span text:style-name="Emphasis"><text:span text:style-name="T14"> (root), que não se repete e tem os demais elementos aninhados e descendentes a ele em hierarquia, </text:span></text:span><text:span text:style-name="Emphasis"><text:span text:style-name="T20">portanto, sendo a primeira e última tag do documento;</text:span></text:span></text:p>
        </text:list-item>
        <text:list-item>
          <text:p text:style-name="P13"><text:span text:style-name="Emphasis"><text:span text:style-name="T14">O valor do atributo deve ser delimitado por aspas. Exemplo: <text:line-break/>&lt;Funcionário contratação=”02/03/2008”&gt;</text:span></text:span></text:p>
        </text:list-item>
        <text:list-item>
          <text:p text:style-name="P14"><text:span text:style-name="Emphasis"><text:span text:style-name="T13">O doc</text:span></text:span><text:span text:style-name="Emphasis"><text:span text:style-name="T14">umento deve ser </text:span></text:span><text:span text:style-name="Emphasis"><text:span text:style-name="T42">bem formado</text:span></text:span><text:span text:style-name="Emphasis"><text:span text:style-name="T14">, ou seja, não permite nenhum erro no código; </text:span></text:span><text:span text:style-name="Emphasis"><text:span text:style-name="T17">(diferente do </text:span></text:span><text:span text:style-name="Emphasis"><text:span text:style-name="T13">HTML, </text:span></text:span><text:span text:style-name="Emphasis"><text:span text:style-name="T17">onde</text:span></text:span><text:span text:style-name="Emphasis"><text:span text:style-name="T13"> pequenos erros podem ser negligenciados</text:span></text:span><text:span text:style-name="Emphasis"><text:span text:style-name="T17">)</text:span></text:span></text:p>
        </text:list-item>
      </text:list>
      <text:p text:style-name="P8"><text:span text:style-name="Emphasis"><text:span text:style-name="T101">C</text:span></text:span><text:span text:style-name="Emphasis"><text:span text:style-name="T100">onceitos:</text:span></text:span></text:p>
      <text:list xml:id="list1679157079" text:style-name="L3">
        <text:list-item>
          <text:p text:style-name="P28"><text:span text:style-name="Emphasis"><text:span text:style-name="T46">árvore</text:span></text:span><text:span text:style-name="Emphasis"><text:span text:style-name="T17">: toda estrutura da sintaxe XML gira em torno de uma árvore. Um documento XML tem um, e apenas um, elemento raiz, e dentro deste, um número indefinido de outros elementos, distribuídos em níveis, também indefinidos.</text:span></text:span></text:p>
        </text:list-item>
        <text:list-item>
          <text:p text:style-name="P15"><text:span text:style-name="Emphasis"><text:span text:style-name="T46">elemento</text:span></text:span><text:span text:style-name="Emphasis"><text:span text:style-name="T17">: é cada um dos componentes de um documento. Deve ser delimitado com tags de início e fim, e possuir um conteúdo. </text:span></text:span><text:span text:style-name="Emphasis"><text:span text:style-name="T22">Quanto a</text:span></text:span><text:span text:style-name="Emphasis"><text:span text:style-name="T17">os nomes das tags, </text:span></text:span><text:span text:style-name="Emphasis"><text:span text:style-name="T22">eles são</text:span></text:span><text:span text:style-name="Emphasis"><text:span text:style-name="T17"> livres, portanto, não existem nomes pré-definidos. Cada elemento deve possuir um nome.</text:span></text:span></text:p>
        </text:list-item>
        <text:list-item>
          <text:p text:style-name="P15"><text:span text:style-name="Emphasis"><text:span text:style-name="T46">tags</text:span></text:span><text:span text:style-name="Emphasis"><text:span text:style-name="T17">: em XML são as marcações propriamente ditas, portanto, delimitam um elemento, e deve ter um nome de acordo com as regras estabelecidas. Como no HTML, as tags são sempre delimitadas pelos caracteres de abertura de fechamento “&lt;” e “&gt;”.</text:span></text:span></text:p>
        </text:list-item>
        <text:list-item>
          <text:p text:style-name="P15"><text:span text:style-name="Emphasis"><text:span text:style-name="T46">conteúdo</text:span></text:span><text:span text:style-name="Emphasis"><text:span text:style-name="T17"> de um elemento: é a porção de dados delimitados pe</text:span></text:span><text:span text:style-name="Emphasis"><text:span text:style-name="T23">l</text:span></text:span><text:span text:style-name="Emphasis"><text:span text:style-name="T17">as marcações de início e fim. Porém, há uma </text:span></text:span><text:span text:style-name="Emphasis"><text:span text:style-name="T43">exceção para elementos vazios, que pode ser fechado com a própria tag de abertura</text:span></text:span><text:span text:style-name="Emphasis"><text:span text:style-name="T17">, com o caracter “/” antes do delimitador “&gt;”. O conteúdo do elemento pode conter qualquer coisa, inclusive outros elementos, criando o conceito recursivo, que gera uma estrutura em árvore.</text:span></text:span></text:p>
        </text:list-item>
        <text:list-item>
          <text:p text:style-name="P15"><text:span text:style-name="Emphasis"><text:span text:style-name="T46">atributos</text:span></text:span><text:span text:style-name="Emphasis"><text:span text:style-name="T17">: são dados adicionais que podem ser atribuídos a um determinado </text:span></text:span><text:span text:style-name="Emphasis"><text:span text:style-name="T43">elemento</text:span></text:span><text:span text:style-name="Emphasis"><text:span text:style-name="T17">. São fornecidos na forma de pares: </text:span></text:span><text:span text:style-name="Emphasis"><text:span text:style-name="T43">nome e valor</text:span></text:span><text:span text:style-name="Emphasis"><text:span text:style-name="T17">, separados por um caracter “=”. Os nomes de atributos seguem as mesmas regras dos nomes dos elementos. Os valores são delimitados por aspas (“) ou apóstrofes (‘).</text:span></text:span></text:p>
        </text:list-item>
        <text:list-item>
          <text:p text:style-name="P15"><text:span text:style-name="Emphasis"><text:span text:style-name="T46">primeira linha</text:span></text:span><text:span text:style-name="Emphasis"><text:span text:style-name="T17"> do documento: precisa conter uma declaração XML, na qual identifica um documento XML, e determina a versão da XML, bem como, opcionalmente, qual o conjunto de caracteres padrão.</text:span></text:span></text:p>
        </text:list-item>
        <text:list-item>
          <text:p text:style-name="P16"><text:span text:style-name="Emphasis"><text:span text:style-name="T46">comentários</text:span></text:span><text:span text:style-name="Emphasis"><text:span text:style-name="T17">: </text:span></text:span><text:span text:style-name="Emphasis"><text:span text:style-name="T23">são semelhantes aos comentários HTML, </text:span></text:span><text:span text:style-name="Emphasis"><text:span text:style-name="T17">o que estiver inserido entre os marcadores </text:span></text:span><text:span text:style-name="Emphasis"><text:span text:style-name="T3">&lt;!--</text:span></text:span><text:span text:style-name="Emphasis"><text:span text:style-name="T4"> comentário </text:span></text:span><text:span text:style-name="Emphasis"><text:span text:style-name="T3">--&gt;</text:span></text:span><text:span text:style-name="Emphasis"><text:span text:style-name="T17"> são considerados comentários e serão ignorados pelo processador XML. </text:span></text:span></text:p>
        </text:list-item>
        <text:list-item>
          <text:p text:style-name="P23"><text:span text:style-name="Emphasis"><text:span text:style-name="T23">H</text:span></text:span><text:span text:style-name="Emphasis"><text:span text:style-name="T17">á ainda outros elementos, como </text:span></text:span><text:span text:style-name="Emphasis"><text:span text:style-name="T26">seção</text:span></text:span><text:span text:style-name="Emphasis"><text:span text:style-name="T17"> CDATA, </text:span></text:span><text:span text:style-name="Emphasis"><text:span text:style-name="T82">serve para indicar que o texto dentro da área dele é um texto comum e não pode ser interpretado como parte da marcação do XML.</text:span></text:span><text:span text:style-name="Emphasis"><text:span text:style-name="T17"> </text:span></text:span><text:span text:style-name="Emphasis"><text:span text:style-name="T82">É uma forma de escapar os caracteres.</text:span></text:span><text:span text:style-name="Emphasis"><text:span text:style-name="T17"> </text:span></text:span><text:span text:style-name="Emphasis"><text:span text:style-name="T26">Exemplo:</text:span></text:span><text:span text:style-name="Emphasis"><text:span text:style-name="T47"><text:line-break/></text:span></text:span><text:span text:style-name="Emphasis"><text:span text:style-name="Source_20_Text"><text:span text:style-name="T85">&lt;nome&gt;</text:span></text:span></text:span><text:span text:style-name="Emphasis"><text:span text:style-name="Source_20_Text"><text:span text:style-name="T86">&lt;![CDATA[</text:span></text:span></text:span><text:span text:style-name="Emphasis"><text:span text:style-name="Source_20_Text"><text:span text:style-name="T85">Blusa feminina vermelha</text:span></text:span></text:span><text:span text:style-name="Emphasis"><text:span text:style-name="Source_20_Text"><text:span text:style-name="T86">]]&gt;</text:span></text:span></text:span><text:span text:style-name="Emphasis"><text:span text:style-name="Source_20_Text"><text:span text:style-name="T85">&lt;/nome&gt;</text:span></text:span></text:span><text:span text:style-name="Emphasis"><text:span text:style-name="Source_20_Text"><text:span text:style-name="T81"><text:line-break/></text:span></text:span></text:span><text:span text:style-name="Emphasis"><text:span text:style-name="T83">Um exemplo de boa utilização seria:<text:line-break/></text:span></text:span><text:span text:style-name="Source_20_Text"><text:span text:style-name="T87">&lt;secao&gt;</text:span></text:span><text:span text:style-name="Source_20_Text"><text:span text:style-name="T88">&lt;![CDATA[</text:span></text:span><text:span text:style-name="Source_20_Text"><text:span text:style-name="T87">&lt;sexo&gt;Feminino&lt;/sexo&gt;</text:span></text:span><text:span text:style-name="Source_20_Text"><text:span text:style-name="T88">]]&gt;</text:span></text:span><text:span text:style-name="Source_20_Text"><text:span text:style-name="T87">&lt;secao&gt;</text:span></text:span></text:p>
        </text:list-item>
      </text:list>
      <text:p text:style-name="P18"><text:span text:style-name="Emphasis"><text:span text:style-name="Source_20_Text"><text:span text:style-name="T78"/></text:span></text:span></text:p>
      <text:list xml:id="list231320784358251" text:continue-numbering="true" text:style-name="L3">
        <text:list-item>
          <text:p text:style-name="P17"><text:span text:style-name="Emphasis"><text:span text:style-name="T47"/></text:span></text:p>
        </text:list-item>
      </text:list>
      <text:p text:style-name="P8"><text:span text:style-name="Emphasis"><text:span text:style-name="T102">Nota</text:span></text:span><text:span text:style-name="Emphasis"><text:span text:style-name="T101">s</text:span></text:span><text:span text:style-name="Emphasis"><text:span text:style-name="T102">:</text:span></text:span></text:p>
      <text:p text:style-name="P7"><text:span text:style-name="Emphasis"><text:span text:style-name="T63">DTD</text:span></text:span><text:span text:style-name="Emphasis"><text:span text:style-name="T67"> é um documento (esquema) que validará um documento XML. A</text:span></text:span><text:span text:style-name="Emphasis"><text:span text:style-name="T68">s DTDs são </text:span></text:span><text:span text:style-name="Emphasis"><text:span text:style-name="T64">opcionais</text:span></text:span><text:span text:style-name="Emphasis"><text:span text:style-name="T68"> e os dados enviados com um</text:span></text:span><text:span text:style-name="Emphasis"><text:span text:style-name="T67">a</text:span></text:span><text:span text:style-name="Emphasis"><text:span text:style-name="T68"> DTD são conhecidos como dados </text:span></text:span><text:span text:style-name="Emphasis"><text:span text:style-name="T64">XML</text:span></text:span><text:span text:style-name="Emphasis"><text:span text:style-name="T68"> </text:span></text:span><text:span text:style-name="Emphasis"><text:span text:style-name="T64">válidos</text:span></text:span><text:span text:style-name="Emphasis"><text:span text:style-name="T68">.</text:span></text:span><text:span text:style-name="Emphasis"><text:span text:style-name="T5"> </text:span></text:span><text:span text:style-name="Emphasis"><text:span text:style-name="T7">Ou seja,</text:span></text:span><text:span text:style-name="Emphasis"><text:span text:style-name="T6"> </text:span></text:span><text:span text:style-name="Emphasis"><text:span text:style-name="T8">XML </text:span></text:span><text:span text:style-name="Emphasis"><text:span text:style-name="T9">bem formado</text:span></text:span><text:span text:style-name="Emphasis"><text:span text:style-name="T8"> não necessariamente precisa ter DTD. Já um XML </text:span></text:span><text:span text:style-name="Emphasis"><text:span text:style-name="T9">válido</text:span></text:span><text:span text:style-name="Emphasis"><text:span text:style-name="T8"> obrigatoriamente precisa ter DTD.</text:span></text:span></text:p>
      <text:h text:style-name="P39" text:outline-level="2"><text:span text:style-name="Emphasis"><text:span text:style-name="T65">E</text:span></text:span><text:span text:style-name="Emphasis"><text:span text:style-name="T66">strutura básica da DTD</text:span></text:span></text:h>
      <text:p text:style-name="P36"><text:bookmark text:name="table3"/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5">Composta por declarações</text:p>
          </table:table-cell>
          <table:table-cell table:style-name="Tabela1.A1" office:value-type="string">
            <text:p text:style-name="P35">&lt;! ........&gt;</text:p>
          </table:table-cell>
        </table:table-row>
        <table:table-row>
          <table:table-cell table:style-name="Tabela1.A1" office:value-type="string">
            <text:p text:style-name="P35">Definição de elemento</text:p>
          </table:table-cell>
          <table:table-cell table:style-name="Tabela1.A1" office:value-type="string">
            <text:p text:style-name="P35">&lt;!ELEMENT ...&gt;</text:p>
          </table:table-cell>
        </table:table-row>
        <table:table-row>
          <table:table-cell table:style-name="Tabela1.A1" office:value-type="string">
            <text:p text:style-name="P35">Definição de atributos</text:p>
          </table:table-cell>
          <table:table-cell table:style-name="Tabela1.A1" office:value-type="string">
            <text:p text:style-name="P35">&lt;!ATTLIST .. .&gt;</text:p>
          </table:table-cell>
        </table:table-row>
        <table:table-row>
          <table:table-cell table:style-name="Tabela1.A1" office:value-type="string">
            <text:p text:style-name="P35">Definição de entidades</text:p>
          </table:table-cell>
          <table:table-cell table:style-name="Tabela1.A1" office:value-type="string">
            <text:p text:style-name="P35">&lt;!ENTITY .... &gt;</text:p>
          </table:table-cell>
        </table:table-row>
        <table:table-row>
          <table:table-cell table:style-name="Tabela1.A1" office:value-type="string">
            <text:p text:style-name="P35">Definição de novos tipos</text:p>
          </table:table-cell>
          <table:table-cell table:style-name="Tabela1.A1" office:value-type="string">
            <text:p text:style-name="P35">&lt;!NOTATION ...&gt;</text:p>
          </table:table-cell>
        </table:table-row>
      </table:table>
      <text:p text:style-name="P7"><text:span text:style-name="Emphasis"><text:span text:style-name="T50"/></text:span></text:p>
      <text:p text:style-name="P7"><text:span text:style-name="Emphasis"><text:span text:style-name="T61">Podemos também realizar um controle de quantidade para os elementos usando os símbolos </text:span></text:span><text:span text:style-name="Emphasis"><text:span text:style-name="T62">"?" , "+" ou "*"</text:span></text:span><text:span text:style-name="Emphasis"><text:span text:style-name="T61">; dependendo do caso podemos ter:</text:span></text:span></text:p>
      <text:p text:style-name="P29">1- Elemento opcional sem repetição : "<text:span text:style-name="T110">?</text:span>"</text:p>
      <text:p text:style-name="P30"><text:span text:style-name="T89">Ex:<text:tab/></text:span><text:span text:style-name="T96">&lt;!ELEMENT autor (nome , </text:span><text:span text:style-name="T92">sobrenome</text:span><text:span text:style-name="T107">?</text:span><text:span text:style-name="T96">)&gt;</text:span></text:p>
      <text:p text:style-name="P29">2- Elemento requerido e com repetição: "<text:span text:style-name="T110">+</text:span>"</text:p>
      <text:p text:style-name="P30"><text:span text:style-name="T89">Ex: <text:tab/></text:span><text:span text:style-name="T96">&lt;!ELEMENT autor (nome</text:span><text:span text:style-name="T108">+</text:span><text:span text:style-name="T96">)&gt;</text:span></text:p>
      <text:p text:style-name="P29">3- Elemento opcional e com repetição: "<text:span text:style-name="T110">*</text:span>"</text:p>
      <text:p text:style-name="P30"><text:span text:style-name="T89">Ex: <text:tab/></text:span><text:span text:style-name="T96">&lt;!ELEMENT teste (a</text:span><text:span text:style-name="T108">*</text:span><text:span text:style-name="T96">)&gt;</text:span></text:p>
      <text:p text:style-name="P33"><text:span text:style-name="T52">Nota: para um tipo de dados texto usamos a notação</text:span><text:span text:style-name="T1"> </text:span>CDATA.</text:p>
      <text:p text:style-name="P31">Declarando atributos:</text:p>
      <text:p text:style-name="P29">1- Atributos que devem estar presentes cada vez que o elemento é usado deve usar a palavra reservada <text:span text:style-name="T109">#REQUIRED</text:span></text:p>
      <text:p text:style-name="P34"><text:tab/>&lt;!ATTLIST autor codigo CDATA #REQUIRED&gt;</text:p>
      <text:p text:style-name="P29">2- Atributos que podem estar <text:span text:style-name="T106">ausentes</text:span> cada vez que o elemento é usado deve usar a palavra reservada<text:span text:style-name="T109">#IMPLIED</text:span></text:p>
      <text:p text:style-name="P34"><text:tab/>&lt;!ATTLIST autor email CDATA #IMPLIED&gt;</text:p>
      <text:p text:style-name="P29">3- Se o atributo possuir valores padrão usamos:</text:p>
      <text:p text:style-name="P32">Ex:<text:tab/><text:span text:style-name="T98">&lt;!ATTLIST autor sexo ( F | M) "F" &gt;</text:span><text:line-break/><text:tab/><text:span text:style-name="T98">&lt;!ATTLIST autor sexo CDATA "F"&gt;</text:span></text:p>
      <text:h text:style-name="P5" text:outline-level="3"><text:soft-page-break/><text:span text:style-name="Emphasis"><text:span text:style-name="T50">XSLT é usado para transformar documentos XML em outros formatos, como xHTML</text:span></text:span></text:h>
      <text:p text:style-name="P6"><text:span text:style-name="Emphasis"><text:span text:style-name="T50">Ler documentação XML na W3C</text:span></text:span></text:p>
      <text:p text:style-name="P6"><text:span text:style-name="Emphasis"><text:span text:style-name="T51">Mais conteúdo no link: </text:span></text:span><text:span text:style-name="Emphasis"><text:span text:style-name="T50">http://www.macoratti.net/vb_xml2.htm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herit" svg:font-family="Inherit"/>
    <style:font-face style:name="Mangal1" svg:font-family="Mangal"/>
    <style:font-face style:name="Times New Roman" svg:font-family="'Times New Roman'"/>
    <style:font-face style:name="Verdana" svg:font-family="Verdana"/>
    <style:font-face style:name="apple-system" svg:font-family="apple-system, BlinkMacSystemFont, 'Segoe UI Adjusted', 'Segoe UI', 'Liberation Sans', sans-serif"/>
    <style:font-face style:name="inherit" svg:font-family="inherit"/>
    <style:font-face style:name="var ff-mono" svg:font-family="'var ff-mono'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8-01T23:13:19.658000000</dc:date>
    <meta:editing-duration>PT1H44M5S</meta:editing-duration>
    <meta:editing-cycles>17</meta:editing-cycles>
    <meta:document-statistic meta:table-count="1" meta:image-count="0" meta:object-count="0" meta:page-count="5" meta:paragraph-count="67" meta:word-count="1163" meta:character-count="7318" meta:non-whitespace-character-count="6236"/>
  </office:meta>
</office:document-meta>
</file>